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b987e" officeooo:paragraph-rsid="000b987e" style:font-weight-asian="bold" style:font-weight-complex="bold"/>
    </style:style>
    <style:style style:name="P2" style:family="paragraph" style:parent-style-name="Standard">
      <style:paragraph-properties fo:text-align="start" style:justify-single-word="false"/>
      <style:text-properties fo:font-weight="bold" officeooo:rsid="000b987e" officeooo:paragraph-rsid="000b987e" style:font-weight-asian="bold" style:font-weight-complex="bold"/>
    </style:style>
    <style:style style:name="P3" style:family="paragraph" style:parent-style-name="Standard">
      <style:paragraph-properties fo:text-align="start" style:justify-single-word="false"/>
      <style:text-properties officeooo:paragraph-rsid="000cf0f3"/>
    </style:style>
    <style:style style:name="P4" style:family="paragraph" style:parent-style-name="Standard">
      <style:paragraph-properties fo:text-align="start" style:justify-single-word="false"/>
      <style:text-properties fo:font-size="10.5pt" style:text-underline-style="solid" style:text-underline-width="auto" style:text-underline-color="font-color" fo:font-weight="bold" officeooo:paragraph-rsid="000cf0f3" style:font-size-asian="10.5pt" style:font-weight-asian="bold" style:font-size-complex="10.5pt" style:font-weight-complex="bold"/>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text-properties fo:font-weight="bold"/>
    </style:style>
    <style:style style:name="P8" style:family="paragraph" style:parent-style-name="Text_20_body">
      <style:paragraph-properties fo:margin-top="0cm" fo:margin-bottom="0cm" loext:contextual-spacing="false"/>
    </style:style>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paragraph-properties fo:margin-top="0cm" fo:margin-bottom="0cm" loext:contextual-spacing="false"/>
      <style:text-properties fo:font-style="italic" fo:font-weight="bold" style:font-style-asian="italic" style:font-weight-asian="bold" style:font-style-complex="italic" style:font-weight-complex="bold"/>
    </style:style>
    <style:style style:name="P12" style:family="paragraph" style:parent-style-name="Heading_20_2">
      <style:paragraph-properties fo:text-align="start" style:justify-single-word="false"/>
      <style:text-properties fo:font-size="10.5pt" style:text-underline-style="solid" style:text-underline-width="auto" style:text-underline-color="font-color" fo:font-weight="bold" officeooo:paragraph-rsid="000cf0f3" style:font-size-asian="10.5pt" style:font-weight-asian="bold" style:font-size-complex="10.5pt" style:font-weight-complex="bold"/>
    </style:style>
    <style:style style:name="P13" style:family="paragraph" style:parent-style-name="Heading_20_3">
      <style:paragraph-properties fo:margin-top="0cm" fo:margin-bottom="0cm" loext:contextual-spacing="false"/>
    </style:style>
    <style:style style:name="P14" style:family="paragraph" style:parent-style-name="List_20_Contents">
      <style:paragraph-properties fo:margin-top="0cm" fo:margin-bottom="0.499cm"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b987e" style:font-weight-asian="bold" style:font-weight-complex="bold"/>
    </style:style>
    <style:style style:name="T4" style:family="text">
      <style:text-properties fo:font-weight="bold" officeooo:rsid="000e2133"/>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0e2133"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style="italic" style:text-underline-style="none" fo:font-weight="bold" officeooo:rsid="000e2133" style:font-style-asian="italic" style:font-weight-asian="bold" style:font-style-complex="italic" style:font-weight-complex="bold"/>
    </style:style>
    <style:style style:name="T10" style:family="text">
      <style:text-properties officeooo:rsid="000cf0f3"/>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officeooo:rsid="000e213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tting Started with Images</text:p>
      <text:p text:style-name="P3"><text:span text:style-name="T3"><text:s text:c="3"/></text:span></text:p>
      <text:p text:style-name="P4">Learn to load an image, display it and save it back</text:p>
      <text:p text:style-name="P4"/>
      <text:h text:style-name="P12" text:outline-level="2">Goals </text:h>
      <text:list xml:id="list3392782869761127664" text:style-name="L1">
        <text:list-item>
          <text:p text:style-name="P9">Here, you will learn how to read an image, how to display it and how to save it back </text:p>
        </text:list-item>
        <text:list-item>
          <text:p text:style-name="P9">You will learn these functions : <text:a xlink:type="simple" xlink:href="https://docs.opencv.org/3.4/d4/da8/group__imgcodecs.html#ga288b8b3da0892bd651fce07b3bbd3a56" text:style-name="Internet_20_link" text:visited-style-name="Visited_20_Internet_20_Link"><text:span text:style-name="T1">cv</text:span></text:a><text:a xlink:type="simple" xlink:href="https://docs.opencv.org/3.4/d4/da8/group__imgcodecs.html#ga288b8b3da0892bd651fce07b3bbd3a56" text:style-name="Internet_20_link" text:visited-style-name="Visited_20_Internet_20_Link"><text:span text:style-name="T4">2</text:span></text:a><text:a xlink:type="simple" xlink:href="https://docs.opencv.org/3.4/d4/da8/group__imgcodecs.html#ga288b8b3da0892bd651fce07b3bbd3a56" text:style-name="Internet_20_link" text:visited-style-name="Visited_20_Internet_20_Link"><text:span text:style-name="T1">.imread()</text:span></text:a>, <text:a xlink:type="simple" xlink:href="https://docs.opencv.org/3.4/d7/dfc/group__highgui.html#ga453d42fe4cb60e5723281a89973ee563" text:style-name="Internet_20_link" text:visited-style-name="Visited_20_Internet_20_Link"><text:span text:style-name="T1">cv</text:span></text:a><text:a xlink:type="simple" xlink:href="https://docs.opencv.org/3.4/d7/dfc/group__highgui.html#ga453d42fe4cb60e5723281a89973ee563" text:style-name="Internet_20_link" text:visited-style-name="Visited_20_Internet_20_Link"><text:span text:style-name="T4">2</text:span></text:a><text:a xlink:type="simple" xlink:href="https://docs.opencv.org/3.4/d7/dfc/group__highgui.html#ga453d42fe4cb60e5723281a89973ee563" text:style-name="Internet_20_link" text:visited-style-name="Visited_20_Internet_20_Link"><text:span text:style-name="T1">.imshow()</text:span></text:a> , <text:a xlink:type="simple" xlink:href="https://docs.opencv.org/3.4/d4/da8/group__imgcodecs.html#gabbc7ef1aa2edfaa87772f1202d67e0ce" text:style-name="Internet_20_link" text:visited-style-name="Visited_20_Internet_20_Link"><text:span text:style-name="T1">cv</text:span></text:a><text:a xlink:type="simple" xlink:href="https://docs.opencv.org/3.4/d4/da8/group__imgcodecs.html#gabbc7ef1aa2edfaa87772f1202d67e0ce" text:style-name="Internet_20_link" text:visited-style-name="Visited_20_Internet_20_Link"><text:span text:style-name="T4">2</text:span></text:a><text:a xlink:type="simple" xlink:href="https://docs.opencv.org/3.4/d4/da8/group__imgcodecs.html#gabbc7ef1aa2edfaa87772f1202d67e0ce" text:style-name="Internet_20_link" text:visited-style-name="Visited_20_Internet_20_Link"><text:span text:style-name="T1">.imwrite()</text:span></text:a> </text:p>
        </text:list-item>
        <text:list-item>
          <text:p text:style-name="P5">Optionally, you will learn how to display images with Matplotlib </text:p>
        </text:list-item>
      </text:list>
      <text:h text:style-name="Heading_20_2" text:outline-level="2">Using OpenCV </text:h>
      <text:h text:style-name="Heading_20_3" text:outline-level="3">Read an image</text:h>
      <text:p text:style-name="Text_20_body">Use the function <text:a xlink:type="simple" xlink:href="https://docs.opencv.org/3.4/d4/da8/group__imgcodecs.html#ga288b8b3da0892bd651fce07b3bbd3a56" text:style-name="Internet_20_link" text:visited-style-name="Visited_20_Internet_20_Link"><text:span text:style-name="T1">cv</text:span></text:a><text:a xlink:type="simple" xlink:href="https://docs.opencv.org/3.4/d4/da8/group__imgcodecs.html#ga288b8b3da0892bd651fce07b3bbd3a56" text:style-name="Internet_20_link" text:visited-style-name="Visited_20_Internet_20_Link"><text:span text:style-name="T4">2</text:span></text:a><text:a xlink:type="simple" xlink:href="https://docs.opencv.org/3.4/d4/da8/group__imgcodecs.html#ga288b8b3da0892bd651fce07b3bbd3a56" text:style-name="Internet_20_link" text:visited-style-name="Visited_20_Internet_20_Link"><text:span text:style-name="T1">.imread()</text:span></text:a> to read an image. The image should be in the working directory or a full path of image should be given.</text:p>
      <text:p text:style-name="Text_20_body">Second argument is a flag which specifies the way image should be read.</text:p>
      <text:list xml:id="list7621023762758621216" text:style-name="L2">
        <text:list-item>
          <text:p text:style-name="P10"><text:a xlink:type="simple" xlink:href="https://docs.opencv.org/3.4/d4/da8/group__imgcodecs.html#gga61d9b0126a3e57d9277ac48327799c80af660544735200cbe942eea09232eb822" text:style-name="Internet_20_link" text:visited-style-name="Visited_20_Internet_20_Link">cv</text:a><text:a xlink:type="simple" xlink:href="https://docs.opencv.org/3.4/d4/da8/group__imgcodecs.html#gga61d9b0126a3e57d9277ac48327799c80af660544735200cbe942eea09232eb822" text:style-name="Internet_20_link" text:visited-style-name="Visited_20_Internet_20_Link"><text:span text:style-name="T13">2</text:span></text:a><text:a xlink:type="simple" xlink:href="https://docs.opencv.org/3.4/d4/da8/group__imgcodecs.html#gga61d9b0126a3e57d9277ac48327799c80af660544735200cbe942eea09232eb822" text:style-name="Internet_20_link" text:visited-style-name="Visited_20_Internet_20_Link">.IMREAD_COLOR</text:a> : Loads a color image. Any transparency of image will be neglected. It is the default flag. </text:p>
        </text:list-item>
        <text:list-item>
          <text:p text:style-name="P10"><text:a xlink:type="simple" xlink:href="https://docs.opencv.org/3.4/d4/da8/group__imgcodecs.html#gga61d9b0126a3e57d9277ac48327799c80ae29981cfc153d3b0cef5c0daeedd2125" text:style-name="Internet_20_link" text:visited-style-name="Visited_20_Internet_20_Link">cv</text:a><text:a xlink:type="simple" xlink:href="https://docs.opencv.org/3.4/d4/da8/group__imgcodecs.html#gga61d9b0126a3e57d9277ac48327799c80ae29981cfc153d3b0cef5c0daeedd2125" text:style-name="Internet_20_link" text:visited-style-name="Visited_20_Internet_20_Link"><text:span text:style-name="T13">2</text:span></text:a><text:a xlink:type="simple" xlink:href="https://docs.opencv.org/3.4/d4/da8/group__imgcodecs.html#gga61d9b0126a3e57d9277ac48327799c80ae29981cfc153d3b0cef5c0daeedd2125" text:style-name="Internet_20_link" text:visited-style-name="Visited_20_Internet_20_Link">.IMREAD_GRAYSCALE</text:a> : Loads image in grayscale mode </text:p>
        </text:list-item>
        <text:list-item>
          <text:p text:style-name="P6"><text:a xlink:type="simple" xlink:href="https://docs.opencv.org/3.4/d4/da8/group__imgcodecs.html#gga61d9b0126a3e57d9277ac48327799c80aeddd67043ed0df14f9d9a4e66d2b0708" text:style-name="Internet_20_link" text:visited-style-name="Visited_20_Internet_20_Link">cv</text:a><text:a xlink:type="simple" xlink:href="https://docs.opencv.org/3.4/d4/da8/group__imgcodecs.html#gga61d9b0126a3e57d9277ac48327799c80aeddd67043ed0df14f9d9a4e66d2b0708" text:style-name="Internet_20_link" text:visited-style-name="Visited_20_Internet_20_Link"><text:span text:style-name="T13">2</text:span></text:a><text:a xlink:type="simple" xlink:href="https://docs.opencv.org/3.4/d4/da8/group__imgcodecs.html#gga61d9b0126a3e57d9277ac48327799c80aeddd67043ed0df14f9d9a4e66d2b0708" text:style-name="Internet_20_link" text:visited-style-name="Visited_20_Internet_20_Link">.IMREAD_UNCHANGED</text:a> : Loads image as such including alpha channel </text:p>
        </text:list-item>
      </text:list>
      <text:p text:style-name="List_20_Heading">Note</text:p>
      <text:p text:style-name="P14">Instead of these three flags, you can simply pass integers 1, 0 or -1 respectively.</text:p>
      <text:p text:style-name="Text_20_body">See the code below: </text:p>
      <text:p text:style-name="P8"><text:tab/><text:tab/><text:tab/><text:tab/><text:span text:style-name="T5">import numpy as np</text:span></text:p>
      <text:p text:style-name="P11"><text:tab/><text:tab/><text:tab/><text:tab/>import cv2 </text:p>
      <text:p text:style-name="P11"><text:tab/><text:tab/><text:tab/><text:tab/># Load an color image in grayscale</text:p>
      <text:p text:style-name="Text_20_body"><text:span text:style-name="T5"><text:tab/><text:tab/><text:tab/><text:tab/>img = </text:span><text:a xlink:type="simple" xlink:href="https://docs.opencv.org/3.4/d4/da8/group__imgcodecs.html#ga288b8b3da0892bd651fce07b3bbd3a56" text:style-name="Internet_20_link" text:visited-style-name="Visited_20_Internet_20_Link"><text:span text:style-name="T5">cv</text:span></text:a><text:a xlink:type="simple" xlink:href="https://docs.opencv.org/3.4/d4/da8/group__imgcodecs.html#ga288b8b3da0892bd651fce07b3bbd3a56" text:style-name="Internet_20_link" text:visited-style-name="Visited_20_Internet_20_Link"><text:span text:style-name="T6">2</text:span></text:a><text:a xlink:type="simple" xlink:href="https://docs.opencv.org/3.4/d4/da8/group__imgcodecs.html#ga288b8b3da0892bd651fce07b3bbd3a56" text:style-name="Internet_20_link" text:visited-style-name="Visited_20_Internet_20_Link"><text:span text:style-name="T5">.imread</text:span></text:a><text:span text:style-name="T5">('messi5.jpg',0)</text:span></text:p>
      <text:p text:style-name="P7">warning</text:p>
      <text:p text:style-name="Text_20_body">Even if the image path is wrong, it won't throw any error, but <text:span text:style-name="Source_20_Text">print img</text:span> will give you <text:span text:style-name="Source_20_Text">None</text:span></text:p>
      <text:h text:style-name="Heading_20_3" text:outline-level="3"><text:soft-page-break/></text:h>
      <text:h text:style-name="Heading_20_3" text:outline-level="3"/>
      <text:h text:style-name="Heading_20_3" text:outline-level="3">Display an image</text:h>
      <text:p text:style-name="Text_20_body">Use the function <text:a xlink:type="simple" xlink:href="https://docs.opencv.org/3.4/d7/dfc/group__highgui.html#ga453d42fe4cb60e5723281a89973ee563" text:style-name="Internet_20_link" text:visited-style-name="Visited_20_Internet_20_Link"><text:span text:style-name="T1">cv</text:span></text:a><text:a xlink:type="simple" xlink:href="https://docs.opencv.org/3.4/d7/dfc/group__highgui.html#ga453d42fe4cb60e5723281a89973ee563" text:style-name="Internet_20_link" text:visited-style-name="Visited_20_Internet_20_Link"><text:span text:style-name="T4">2</text:span></text:a><text:a xlink:type="simple" xlink:href="https://docs.opencv.org/3.4/d7/dfc/group__highgui.html#ga453d42fe4cb60e5723281a89973ee563" text:style-name="Internet_20_link" text:visited-style-name="Visited_20_Internet_20_Link"><text:span text:style-name="T1">.imshow()</text:span></text:a> to display an image in a window. The window automatically fits to the image size.</text:p>
      <text:p text:style-name="Text_20_body">First argument is a window name which is a string. second argument is our image. You can create as many windows as you wish, but with different window names. </text:p>
      <text:p text:style-name="P8"><text:a xlink:type="simple" xlink:href="https://docs.opencv.org/3.4/df/d24/group__highgui__opengl.html#gaae7e90aa3415c68dba22a5ff2cefc25d" text:style-name="Internet_20_link" text:visited-style-name="Visited_20_Internet_20_Link">cv</text:a><text:a xlink:type="simple" xlink:href="https://docs.opencv.org/3.4/df/d24/group__highgui__opengl.html#gaae7e90aa3415c68dba22a5ff2cefc25d" text:style-name="Internet_20_link" text:visited-style-name="Visited_20_Internet_20_Link"><text:span text:style-name="T13">2</text:span></text:a><text:a xlink:type="simple" xlink:href="https://docs.opencv.org/3.4/df/d24/group__highgui__opengl.html#gaae7e90aa3415c68dba22a5ff2cefc25d" text:style-name="Internet_20_link" text:visited-style-name="Visited_20_Internet_20_Link">.imshow</text:a>('image',img)</text:p>
      <text:p text:style-name="P8"><text:a xlink:type="simple" xlink:href="https://docs.opencv.org/3.4/d7/dfc/group__highgui.html#ga5628525ad33f52eab17feebcfba38bd7" text:style-name="Internet_20_link" text:visited-style-name="Visited_20_Internet_20_Link">cv</text:a><text:a xlink:type="simple" xlink:href="https://docs.opencv.org/3.4/d7/dfc/group__highgui.html#ga5628525ad33f52eab17feebcfba38bd7" text:style-name="Internet_20_link" text:visited-style-name="Visited_20_Internet_20_Link"><text:span text:style-name="T13">2</text:span></text:a><text:a xlink:type="simple" xlink:href="https://docs.opencv.org/3.4/d7/dfc/group__highgui.html#ga5628525ad33f52eab17feebcfba38bd7" text:style-name="Internet_20_link" text:visited-style-name="Visited_20_Internet_20_Link">.waitKey</text:a>(0)</text:p>
      <text:p text:style-name="P8"><text:a xlink:type="simple" xlink:href="https://docs.opencv.org/3.4/d7/dfc/group__highgui.html#ga6b7fc1c1a8960438156912027b38f481" text:style-name="Internet_20_link" text:visited-style-name="Visited_20_Internet_20_Link">cv</text:a><text:a xlink:type="simple" xlink:href="https://docs.opencv.org/3.4/d7/dfc/group__highgui.html#ga6b7fc1c1a8960438156912027b38f481" text:style-name="Internet_20_link" text:visited-style-name="Visited_20_Internet_20_Link"><text:span text:style-name="T13">2</text:span></text:a><text:a xlink:type="simple" xlink:href="https://docs.opencv.org/3.4/d7/dfc/group__highgui.html#ga6b7fc1c1a8960438156912027b38f481" text:style-name="Internet_20_link" text:visited-style-name="Visited_20_Internet_20_Link">.destroyAllWindows</text:a>()</text:p>
      <text:p text:style-name="P8"/>
      <text:p text:style-name="P8"><text:a xlink:type="simple" xlink:href="https://docs.opencv.org/3.4/d7/dfc/group__highgui.html#ga5628525ad33f52eab17feebcfba38bd7" text:style-name="Internet_20_link" text:visited-style-name="Visited_20_Internet_20_Link"><text:span text:style-name="T1">cv</text:span></text:a><text:a xlink:type="simple" xlink:href="https://docs.opencv.org/3.4/d7/dfc/group__highgui.html#ga5628525ad33f52eab17feebcfba38bd7" text:style-name="Internet_20_link" text:visited-style-name="Visited_20_Internet_20_Link"><text:span text:style-name="T4">2</text:span></text:a><text:a xlink:type="simple" xlink:href="https://docs.opencv.org/3.4/d7/dfc/group__highgui.html#ga5628525ad33f52eab17feebcfba38bd7" text:style-name="Internet_20_link" text:visited-style-name="Visited_20_Internet_20_Link"><text:span text:style-name="T1">.waitKey()</text:span></text:a> is a keyboard binding function. Its argument is the time in milliseconds. The function waits for specified milliseconds for any keyboard event. If you press any key in that time, the program continues. If <text:span text:style-name="T1">0</text:span> is passed, it waits indefinitely for a key stroke. It can also be set to detect specific key strokes like, if key a is pressed etc which we will discuss below.</text:p>
      <text:p text:style-name="List_20_Heading">Note</text:p>
      <text:p text:style-name="P14">Besides binding keyboard events this function also processes many other GUI events, so you MUST use it to actually display the image.</text:p>
      <text:p text:style-name="Text_20_body"><text:a xlink:type="simple" xlink:href="https://docs.opencv.org/3.4/d7/dfc/group__highgui.html#ga6b7fc1c1a8960438156912027b38f481" text:style-name="Internet_20_link" text:visited-style-name="Visited_20_Internet_20_Link"><text:span text:style-name="T1">cv</text:span></text:a><text:a xlink:type="simple" xlink:href="https://docs.opencv.org/3.4/d7/dfc/group__highgui.html#ga6b7fc1c1a8960438156912027b38f481" text:style-name="Internet_20_link" text:visited-style-name="Visited_20_Internet_20_Link"><text:span text:style-name="T4">2</text:span></text:a><text:a xlink:type="simple" xlink:href="https://docs.opencv.org/3.4/d7/dfc/group__highgui.html#ga6b7fc1c1a8960438156912027b38f481" text:style-name="Internet_20_link" text:visited-style-name="Visited_20_Internet_20_Link"><text:span text:style-name="T1">.destroyAllWindows()</text:span></text:a> simply destroys all the windows we created. If you want to destroy any specific window, use the function <text:a xlink:type="simple" xlink:href="https://docs.opencv.org/3.4/d7/dfc/group__highgui.html#ga851ccdd6961022d1d5b4c4f255dbab34" text:style-name="Internet_20_link" text:visited-style-name="Visited_20_Internet_20_Link"><text:span text:style-name="T1">cv.destroyWindow()</text:span></text:a> where you pass the exact window name as the argument.</text:p>
      <text:p text:style-name="List_20_Heading">Note</text:p>
      <text:p text:style-name="P14">There is a special case where you can already create a window and load image to it later. In that case, you can specify whether window is resizable or not. It is done with the function <text:a xlink:type="simple" xlink:href="https://docs.opencv.org/3.4/d7/dfc/group__highgui.html#ga5afdf8410934fd099df85c75b2e0888b" text:style-name="Internet_20_link" text:visited-style-name="Visited_20_Internet_20_Link"><text:span text:style-name="T1">cv</text:span></text:a><text:a xlink:type="simple" xlink:href="https://docs.opencv.org/3.4/d7/dfc/group__highgui.html#ga5afdf8410934fd099df85c75b2e0888b" text:style-name="Internet_20_link" text:visited-style-name="Visited_20_Internet_20_Link"><text:span text:style-name="T4">2</text:span></text:a><text:a xlink:type="simple" xlink:href="https://docs.opencv.org/3.4/d7/dfc/group__highgui.html#ga5afdf8410934fd099df85c75b2e0888b" text:style-name="Internet_20_link" text:visited-style-name="Visited_20_Internet_20_Link"><text:span text:style-name="T1">.namedWindow()</text:span></text:a>. By default, the flag is <text:a xlink:type="simple" xlink:href="https://docs.opencv.org/3.4/d7/dfc/group__highgui.html#ggabf7d2c5625bc59ac130287f925557ac3acf621ace7a54954cbac01df27e47228f" text:style-name="Internet_20_link" text:visited-style-name="Visited_20_Internet_20_Link">cv</text:a><text:a xlink:type="simple" xlink:href="https://docs.opencv.org/3.4/d7/dfc/group__highgui.html#ggabf7d2c5625bc59ac130287f925557ac3acf621ace7a54954cbac01df27e47228f" text:style-name="Internet_20_link" text:visited-style-name="Visited_20_Internet_20_Link"><text:span text:style-name="T13">2</text:span></text:a><text:a xlink:type="simple" xlink:href="https://docs.opencv.org/3.4/d7/dfc/group__highgui.html#ggabf7d2c5625bc59ac130287f925557ac3acf621ace7a54954cbac01df27e47228f" text:style-name="Internet_20_link" text:visited-style-name="Visited_20_Internet_20_Link">.WINDOW_AUTOSIZE</text:a>. But if you specify flag to be <text:a xlink:type="simple" xlink:href="https://docs.opencv.org/3.4/d7/dfc/group__highgui.html#ggabf7d2c5625bc59ac130287f925557ac3a29e45c5af696f73ce5e153601e5ca0f1" text:style-name="Internet_20_link" text:visited-style-name="Visited_20_Internet_20_Link">cv.WINDOW_NORMAL</text:a>, you can resize window. It will be helpful when image is too large in dimension and adding track bar to windows.</text:p>
      <text:p text:style-name="Text_20_body">See the code below: </text:p>
      <text:p text:style-name="P8"><text:tab/><text:tab/><text:tab/><text:a xlink:type="simple" xlink:href="https://docs.opencv.org/3.4/d7/dfc/group__highgui.html#ga5afdf8410934fd099df85c75b2e0888b" text:style-name="Internet_20_link" text:visited-style-name="Visited_20_Internet_20_Link"><text:span text:style-name="T8">cv</text:span></text:a><text:a xlink:type="simple" xlink:href="https://docs.opencv.org/3.4/d7/dfc/group__highgui.html#ga5afdf8410934fd099df85c75b2e0888b" text:style-name="Internet_20_link" text:visited-style-name="Visited_20_Internet_20_Link"><text:span text:style-name="T9">2</text:span></text:a><text:a xlink:type="simple" xlink:href="https://docs.opencv.org/3.4/d7/dfc/group__highgui.html#ga5afdf8410934fd099df85c75b2e0888b" text:style-name="Internet_20_link" text:visited-style-name="Visited_20_Internet_20_Link"><text:span text:style-name="T8">.namedWindow</text:span></text:a><text:span text:style-name="T8">('image', cv</text:span><text:span text:style-name="T9">2</text:span><text:span text:style-name="T8">.WINDOW_NORMAL)</text:span></text:p>
      <text:p text:style-name="P8"><text:span text:style-name="T8"><text:tab/><text:tab/><text:tab/></text:span><text:a xlink:type="simple" xlink:href="https://docs.opencv.org/3.4/df/d24/group__highgui__opengl.html#gaae7e90aa3415c68dba22a5ff2cefc25d" text:style-name="Internet_20_link" text:visited-style-name="Visited_20_Internet_20_Link">cv</text:a><text:a xlink:type="simple" xlink:href="https://docs.opencv.org/3.4/df/d24/group__highgui__opengl.html#gaae7e90aa3415c68dba22a5ff2cefc25d" text:style-name="Internet_20_link" text:visited-style-name="Visited_20_Internet_20_Link"><text:span text:style-name="T9">2</text:span></text:a><text:a xlink:type="simple" xlink:href="https://docs.opencv.org/3.4/df/d24/group__highgui__opengl.html#gaae7e90aa3415c68dba22a5ff2cefc25d" text:style-name="Internet_20_link" text:visited-style-name="Visited_20_Internet_20_Link"><text:span text:style-name="T8">.imshow</text:span></text:a><text:span text:style-name="T8">('image',img)</text:span></text:p>
      <text:p text:style-name="P8"><text:span text:style-name="T8"><text:tab/><text:tab/><text:tab/></text:span><text:a xlink:type="simple" xlink:href="https://docs.opencv.org/3.4/d7/dfc/group__highgui.html#ga5628525ad33f52eab17feebcfba38bd7" text:style-name="Internet_20_link" text:visited-style-name="Visited_20_Internet_20_Link">cv</text:a><text:a xlink:type="simple" xlink:href="https://docs.opencv.org/3.4/d7/dfc/group__highgui.html#ga5628525ad33f52eab17feebcfba38bd7" text:style-name="Internet_20_link" text:visited-style-name="Visited_20_Internet_20_Link"><text:span text:style-name="T9">2</text:span></text:a><text:a xlink:type="simple" xlink:href="https://docs.opencv.org/3.4/d7/dfc/group__highgui.html#ga5628525ad33f52eab17feebcfba38bd7" text:style-name="Internet_20_link" text:visited-style-name="Visited_20_Internet_20_Link"><text:span text:style-name="T8">.waitKey</text:span></text:a><text:span text:style-name="T8">(0)</text:span></text:p>
      <text:p text:style-name="P8"><text:span text:style-name="T8"><text:tab/><text:tab/><text:tab/></text:span><text:a xlink:type="simple" xlink:href="https://docs.opencv.org/3.4/d7/dfc/group__highgui.html#ga6b7fc1c1a8960438156912027b38f481" text:style-name="Internet_20_link" text:visited-style-name="Visited_20_Internet_20_Link">cv</text:a><text:a xlink:type="simple" xlink:href="https://docs.opencv.org/3.4/d7/dfc/group__highgui.html#ga6b7fc1c1a8960438156912027b38f481" text:style-name="Internet_20_link" text:visited-style-name="Visited_20_Internet_20_Link"><text:span text:style-name="T9">2</text:span></text:a><text:a xlink:type="simple" xlink:href="https://docs.opencv.org/3.4/d7/dfc/group__highgui.html#ga6b7fc1c1a8960438156912027b38f481" text:style-name="Internet_20_link" text:visited-style-name="Visited_20_Internet_20_Link"><text:span text:style-name="T8">.destroyAllWindows</text:span></text:a><text:span text:style-name="T8">()</text:span></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h text:style-name="P13" text:outline-level="3"><text:soft-page-break/><text:span text:style-name="T8">Write an image</text:span></text:h>
      <text:p text:style-name="Text_20_body">Use the function <text:a xlink:type="simple" xlink:href="https://docs.opencv.org/3.4/d4/da8/group__imgcodecs.html#gabbc7ef1aa2edfaa87772f1202d67e0ce" text:style-name="Internet_20_link" text:visited-style-name="Visited_20_Internet_20_Link"><text:span text:style-name="T1">cv</text:span></text:a><text:a xlink:type="simple" xlink:href="https://docs.opencv.org/3.4/d4/da8/group__imgcodecs.html#gabbc7ef1aa2edfaa87772f1202d67e0ce" text:style-name="Internet_20_link" text:visited-style-name="Visited_20_Internet_20_Link"><text:span text:style-name="T4">2</text:span></text:a><text:a xlink:type="simple" xlink:href="https://docs.opencv.org/3.4/d4/da8/group__imgcodecs.html#gabbc7ef1aa2edfaa87772f1202d67e0ce" text:style-name="Internet_20_link" text:visited-style-name="Visited_20_Internet_20_Link"><text:span text:style-name="T1">.imwrite()</text:span></text:a> to save an image.</text:p>
      <text:p text:style-name="Text_20_body">First argument is the file name, second argument is the image you want to save. </text:p>
      <text:p text:style-name="Text_20_body"><text:a xlink:type="simple" xlink:href="https://docs.opencv.org/3.4/d4/da8/group__imgcodecs.html#gabbc7ef1aa2edfaa87772f1202d67e0ce" text:style-name="Internet_20_link" text:visited-style-name="Visited_20_Internet_20_Link">cv</text:a><text:a xlink:type="simple" xlink:href="https://docs.opencv.org/3.4/d4/da8/group__imgcodecs.html#gabbc7ef1aa2edfaa87772f1202d67e0ce" text:style-name="Internet_20_link" text:visited-style-name="Visited_20_Internet_20_Link"><text:span text:style-name="T13">2</text:span></text:a><text:a xlink:type="simple" xlink:href="https://docs.opencv.org/3.4/d4/da8/group__imgcodecs.html#gabbc7ef1aa2edfaa87772f1202d67e0ce" text:style-name="Internet_20_link" text:visited-style-name="Visited_20_Internet_20_Link">.imwrite</text:a>('<text:span text:style-name="T13">lena</text:span>.png',img)</text:p>
      <text:p text:style-name="Text_20_body">This will save the image in PNG format in the working directory.</text:p>
      <text:h text:style-name="Heading_20_3" text:outline-level="3">Sum it up</text:h>
      <text:p text:style-name="Text_20_body">Below program loads an image in grayscale, displays it, save the image if you press 's' and exit, or simply exit without saving if you press ESC key. </text:p>
      <text:p text:style-name="P8"><text:tab/><text:tab/><text:tab/><text:span text:style-name="T5">import numpy as np</text:span></text:p>
      <text:p text:style-name="P11"><text:tab/><text:tab/><text:tab/>import cv2 </text:p>
      <text:p text:style-name="P8"><text:span text:style-name="T5"><text:tab/><text:tab/><text:tab/>img = </text:span><text:a xlink:type="simple" xlink:href="https://docs.opencv.org/3.4/d4/da8/group__imgcodecs.html#ga288b8b3da0892bd651fce07b3bbd3a56" text:style-name="Internet_20_link" text:visited-style-name="Visited_20_Internet_20_Link"><text:span text:style-name="T5">cv</text:span></text:a><text:a xlink:type="simple" xlink:href="https://docs.opencv.org/3.4/d4/da8/group__imgcodecs.html#ga288b8b3da0892bd651fce07b3bbd3a56" text:style-name="Internet_20_link" text:visited-style-name="Visited_20_Internet_20_Link"><text:span text:style-name="T6">2</text:span></text:a><text:a xlink:type="simple" xlink:href="https://docs.opencv.org/3.4/d4/da8/group__imgcodecs.html#ga288b8b3da0892bd651fce07b3bbd3a56" text:style-name="Internet_20_link" text:visited-style-name="Visited_20_Internet_20_Link"><text:span text:style-name="T5">.imread</text:span></text:a><text:span text:style-name="T5">('</text:span><text:span text:style-name="T6">lena</text:span><text:span text:style-name="T5">.</text:span><text:span text:style-name="T6">png</text:span><text:span text:style-name="T5">',0)</text:span></text:p>
      <text:p text:style-name="P8"><text:span text:style-name="T5"><text:tab/><text:tab/><text:tab/></text:span><text:a xlink:type="simple" xlink:href="https://docs.opencv.org/3.4/df/d24/group__highgui__opengl.html#gaae7e90aa3415c68dba22a5ff2cefc25d" text:style-name="Internet_20_link" text:visited-style-name="Visited_20_Internet_20_Link"><text:span text:style-name="T5">cv</text:span></text:a><text:a xlink:type="simple" xlink:href="https://docs.opencv.org/3.4/df/d24/group__highgui__opengl.html#gaae7e90aa3415c68dba22a5ff2cefc25d" text:style-name="Internet_20_link" text:visited-style-name="Visited_20_Internet_20_Link"><text:span text:style-name="T6">2</text:span></text:a><text:a xlink:type="simple" xlink:href="https://docs.opencv.org/3.4/df/d24/group__highgui__opengl.html#gaae7e90aa3415c68dba22a5ff2cefc25d" text:style-name="Internet_20_link" text:visited-style-name="Visited_20_Internet_20_Link"><text:span text:style-name="T5">.imshow</text:span></text:a><text:span text:style-name="T5">('image',img)</text:span></text:p>
      <text:p text:style-name="P8"><text:span text:style-name="T5"><text:tab/><text:tab/><text:tab/>k = </text:span><text:a xlink:type="simple" xlink:href="https://docs.opencv.org/3.4/d7/dfc/group__highgui.html#ga5628525ad33f52eab17feebcfba38bd7" text:style-name="Internet_20_link" text:visited-style-name="Visited_20_Internet_20_Link"><text:span text:style-name="T5">cv</text:span></text:a><text:a xlink:type="simple" xlink:href="https://docs.opencv.org/3.4/d7/dfc/group__highgui.html#ga5628525ad33f52eab17feebcfba38bd7" text:style-name="Internet_20_link" text:visited-style-name="Visited_20_Internet_20_Link"><text:span text:style-name="T6">2</text:span></text:a><text:a xlink:type="simple" xlink:href="https://docs.opencv.org/3.4/d7/dfc/group__highgui.html#ga5628525ad33f52eab17feebcfba38bd7" text:style-name="Internet_20_link" text:visited-style-name="Visited_20_Internet_20_Link"><text:span text:style-name="T5">.waitKey</text:span></text:a><text:span text:style-name="T5">(0)</text:span></text:p>
      <text:p text:style-name="P11"><text:tab/><text:tab/><text:tab/><text:span text:style-name="T10">i</text:span>f k == 27: # wait for ESC key to exit</text:p>
      <text:p text:style-name="P8"><text:span text:style-name="T5"><text:tab/><text:tab/><text:tab/></text:span><text:a xlink:type="simple" xlink:href="https://docs.opencv.org/3.4/d7/dfc/group__highgui.html#ga6b7fc1c1a8960438156912027b38f481" text:style-name="Internet_20_link" text:visited-style-name="Visited_20_Internet_20_Link"><text:span text:style-name="T5">cv</text:span></text:a><text:a xlink:type="simple" xlink:href="https://docs.opencv.org/3.4/d7/dfc/group__highgui.html#ga6b7fc1c1a8960438156912027b38f481" text:style-name="Internet_20_link" text:visited-style-name="Visited_20_Internet_20_Link"><text:span text:style-name="T6">2</text:span></text:a><text:a xlink:type="simple" xlink:href="https://docs.opencv.org/3.4/d7/dfc/group__highgui.html#ga6b7fc1c1a8960438156912027b38f481" text:style-name="Internet_20_link" text:visited-style-name="Visited_20_Internet_20_Link"><text:span text:style-name="T5">.destroyAllWindows</text:span></text:a><text:span text:style-name="T5">()</text:span></text:p>
      <text:p text:style-name="P11"><text:tab/><text:tab/><text:tab/>elif k == ord('s'): # wait for 's' key to save and exit</text:p>
      <text:p text:style-name="P8"><text:span text:style-name="T5"><text:tab/><text:tab/><text:tab/></text:span><text:a xlink:type="simple" xlink:href="https://docs.opencv.org/3.4/d4/da8/group__imgcodecs.html#gabbc7ef1aa2edfaa87772f1202d67e0ce" text:style-name="Internet_20_link" text:visited-style-name="Visited_20_Internet_20_Link"><text:span text:style-name="T5">cv</text:span></text:a><text:a xlink:type="simple" xlink:href="https://docs.opencv.org/3.4/d4/da8/group__imgcodecs.html#gabbc7ef1aa2edfaa87772f1202d67e0ce" text:style-name="Internet_20_link" text:visited-style-name="Visited_20_Internet_20_Link"><text:span text:style-name="T6">2</text:span></text:a><text:a xlink:type="simple" xlink:href="https://docs.opencv.org/3.4/d4/da8/group__imgcodecs.html#gabbc7ef1aa2edfaa87772f1202d67e0ce" text:style-name="Internet_20_link" text:visited-style-name="Visited_20_Internet_20_Link"><text:span text:style-name="T5">.imwrite</text:span></text:a><text:span text:style-name="T5">('messigray.png',img)</text:span></text:p>
      <text:p text:style-name="Text_20_body"><text:span text:style-name="T5"><text:tab/><text:tab/><text:tab/></text:span><text:a xlink:type="simple" xlink:href="https://docs.opencv.org/3.4/d7/dfc/group__highgui.html#ga6b7fc1c1a8960438156912027b38f481" text:style-name="Internet_20_link" text:visited-style-name="Visited_20_Internet_20_Link"><text:span text:style-name="T5">cv</text:span></text:a><text:a xlink:type="simple" xlink:href="https://docs.opencv.org/3.4/d7/dfc/group__highgui.html#ga6b7fc1c1a8960438156912027b38f481" text:style-name="Internet_20_link" text:visited-style-name="Visited_20_Internet_20_Link"><text:span text:style-name="T6">2</text:span></text:a><text:a xlink:type="simple" xlink:href="https://docs.opencv.org/3.4/d7/dfc/group__highgui.html#ga6b7fc1c1a8960438156912027b38f481" text:style-name="Internet_20_link" text:visited-style-name="Visited_20_Internet_20_Link"><text:span text:style-name="T5">.destroyAllWindows</text:span></text:a><text:span text:style-name="T5">()</text:span></text:p>
      <text:p text:style-name="P7">warning</text:p>
      <text:p text:style-name="Text_20_body">If you are using a 64-bit machine, you will have to modify <text:span text:style-name="Source_20_Text">k = cv</text:span><text:span text:style-name="Source_20_Text"><text:span text:style-name="T13">2</text:span></text:span><text:span text:style-name="Source_20_Text">.waitKey(0)</text:span> line as follows : <text:span text:style-name="Source_20_Text">k = cv</text:span><text:span text:style-name="Source_20_Text"><text:span text:style-name="T13">2</text:span></text:span><text:span text:style-name="Source_20_Text">.waitKey(0) &amp; 0xFF</text:span></text:p>
      <text:p text:style-name="P8"><text:span text:style-name="T8"/></text:p>
      <text:p text:style-name="P8"><text:tab/><text:tab/></text:p>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23:31:31.587714645</meta:creation-date>
    <dc:date>2018-11-26T00:02:00.744222235</dc:date>
    <meta:editing-duration>PT10M8S</meta:editing-duration>
    <meta:editing-cycles>2</meta:editing-cycles>
    <meta:generator>LibreOffice/5.1.6.2$Linux_X86_64 LibreOffice_project/10m0$Build-2</meta:generator>
    <meta:document-statistic meta:table-count="0" meta:image-count="0" meta:object-count="0" meta:page-count="3" meta:paragraph-count="60" meta:word-count="585" meta:character-count="3527" meta:non-whitespace-character-count="2928"/>
  </office:meta>
</office:document-meta>
</file>